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3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word nur Term</text:p>
          </table:table-cell>
          <table:table-cell office:value-type="string" calcext:value-type="string">
            <text:p>Precision</text:p>
          </table:table-cell>
          <table:table-cell table:formula="of:=14/16" office:value-type="float" office:value="0.875" calcext:value-type="float">
            <text:p>0,875</text:p>
          </table:table-cell>
          <table:table-cell table:formula="of:=126/842" office:value-type="float" office:value="0.149643705463183" calcext:value-type="float">
            <text:p>0,1496437055</text:p>
          </table:table-cell>
          <table:table-cell table:formula="of:=28/148" office:value-type="float" office:value="0.189189189189189" calcext:value-type="float">
            <text:p>0,1891891892</text:p>
          </table:table-cell>
          <table:table-cell table:formula="of:=13/267" office:value-type="float" office:value="0.048689138576779" calcext:value-type="float">
            <text:p>0,0486891386</text:p>
          </table:table-cell>
          <table:table-cell table:formula="of:=3/5" office:value-type="float" office:value="0.6" calcext:value-type="float">
            <text:p>0,6</text:p>
          </table:table-cell>
          <table:table-cell table:formula="of:=4/27" office:value-type="float" office:value="0.148148148148148" calcext:value-type="float">
            <text:p>0,1481481481</text:p>
          </table:table-cell>
          <table:table-cell table:formula="of:=9/267" office:value-type="float" office:value="0.0337078651685393" calcext:value-type="float">
            <text:p>0,0337078652</text:p>
          </table:table-cell>
          <table:table-cell table:formula="of:=11/13" office:value-type="float" office:value="0.846153846153846" calcext:value-type="float">
            <text:p>0,8461538462</text:p>
          </table:table-cell>
          <table:table-cell table:formula="of:=14/204" office:value-type="float" office:value="0.0686274509803922" calcext:value-type="float">
            <text:p>0,068627451</text:p>
          </table:table-cell>
          <table:table-cell table:formula="of:=13/15" office:value-type="float" office:value="0.866666666666667" calcext:value-type="float">
            <text:p>0,86666666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-Measure</text:p>
          </table:table-cell>
          <table:table-cell table:formula="of:=2*[.C3]*[.C4]/([.C3]+[.C4])" office:value-type="float" office:value="0.933333333333333" calcext:value-type="float">
            <text:p>0,9333333333</text:p>
          </table:table-cell>
          <table:table-cell table:formula="of:=2*[.D3]*[.D4]/([.D3]+[.D4])" office:value-type="float" office:value="0.260330578512397" calcext:value-type="float">
            <text:p>0,2603305785</text:p>
          </table:table-cell>
          <table:table-cell table:formula="of:=2*[.E3]*[.E4]/([.E3]+[.E4])" office:value-type="float" office:value="0.318181818181818" calcext:value-type="float">
            <text:p>0,3181818182</text:p>
          </table:table-cell>
          <table:table-cell table:formula="of:=2*[.F3]*[.F4]/([.F3]+[.F4])" office:value-type="float" office:value="0.0928571428571429" calcext:value-type="float">
            <text:p>0,0928571429</text:p>
          </table:table-cell>
          <table:table-cell table:formula="of:=2*[.G3]*[.G4]/([.G3]+[.G4])" office:value-type="float" office:value="0.75" calcext:value-type="float">
            <text:p>0,75</text:p>
          </table:table-cell>
          <table:table-cell table:formula="of:=2*[.H3]*[.H4]/([.H3]+[.H4])" office:value-type="float" office:value="0.258064516129032" calcext:value-type="float">
            <text:p>0,2580645161</text:p>
          </table:table-cell>
          <table:table-cell table:formula="of:=2*[.I3]*[.I4]/([.I3]+[.I4])" office:value-type="float" office:value="0" calcext:value-type="float">
            <text:p>0</text:p>
          </table:table-cell>
          <table:table-cell table:formula="of:=2*[.J3]*[.J4]/([.J3]+[.J4])" office:value-type="float" office:value="0.916666666666667" calcext:value-type="float">
            <text:p>0,9166666667</text:p>
          </table:table-cell>
          <table:table-cell table:formula="of:=2*[.K3]*[.K4]/([.K3]+[.K4])" office:value-type="float" office:value="0.128440366972477" calcext:value-type="float">
            <text:p>0,128440367</text:p>
          </table:table-cell>
          <table:table-cell table:formula="of:=2*[.L3]*[.L4]/([.L3]+[.L4])" office:value-type="float" office:value="0.928571428571429" calcext:value-type="float">
            <text:p>0,9285714286</text:p>
          </table:table-cell>
          <table:table-cell/>
          <table:table-cell table:formula="of:=AVERAGE([.C5:.L5])" office:value-type="float" office:value="0.45864458512243" calcext:value-type="float">
            <text:p>0,458644585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Keywords Term + Bereichsbegriff</text:p>
          </table:table-cell>
          <table:table-cell office:value-type="string" calcext:value-type="string">
            <text:p>Precision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table:formula="of:=5/14" office:value-type="float" office:value="0.357142857142857" calcext:value-type="float">
            <text:p>0,3571428571</text:p>
          </table:table-cell>
          <table:table-cell table:formula="of:=110/196" office:value-type="float" office:value="0.561224489795918" calcext:value-type="float">
            <text:p>0,5612244898</text:p>
          </table:table-cell>
          <table:table-cell table:formula="of:=18/28" office:value-type="float" office:value="0.642857142857143" calcext:value-type="float">
            <text:p>0,6428571429</text:p>
          </table:table-cell>
          <table:table-cell table:formula="of:=6/13" office:value-type="float" office:value="0.461538461538462" calcext:value-type="float">
            <text:p>0,46153846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/56" office:value-type="float" office:value="0.107142857142857" calcext:value-type="float">
            <text:p>0,1071428571</text:p>
          </table:table-cell>
          <table:table-cell table:formula="of:=6/11" office:value-type="float" office:value="0.545454545454545" calcext:value-type="float">
            <text:p>0,5454545455</text:p>
          </table:table-cell>
          <table:table-cell table:formula="of:=2/14" office:value-type="float" office:value="0.142857142857143" calcext:value-type="float">
            <text:p>0,1428571429</text:p>
          </table:table-cell>
          <table:table-cell table:formula="of:=3/13" office:value-type="float" office:value="0.230769230769231" calcext:value-type="float">
            <text:p>0,23076923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-Measure</text:p>
          </table:table-cell>
          <table:table-cell table:formula="of:=2*[.C7]*[.C8]/([.C7]+[.C8])" office:value-type="float" office:value="0.526315789473684" calcext:value-type="float">
            <text:p>0,5263157895</text:p>
          </table:table-cell>
          <table:table-cell table:formula="of:=2*[.D7]*[.D8]/([.D7]+[.D8])" office:value-type="float" office:value="0.718954248366013" calcext:value-type="float">
            <text:p>0,7189542484</text:p>
          </table:table-cell>
          <table:table-cell table:formula="of:=2*[.E7]*[.E8]/([.E7]+[.E8])" office:value-type="float" office:value="0.782608695652174" calcext:value-type="float">
            <text:p>0,7826086957</text:p>
          </table:table-cell>
          <table:table-cell table:formula="of:=2*[.F7]*[.F8]/([.F7]+[.F8])" office:value-type="float" office:value="0.631578947368421" calcext:value-type="float">
            <text:p>0,6315789474</text:p>
          </table:table-cell>
          <table:table-cell table:formula="of:=2*[.G7]*[.G8]/([.G7]+[.G8])" office:value-type="float" office:value="0" calcext:value-type="float">
            <text:p>0</text:p>
          </table:table-cell>
          <table:table-cell table:formula="of:=2*[.H7]*[.H8]/([.H7]+[.H8])" office:value-type="float" office:value="0" calcext:value-type="float">
            <text:p>0</text:p>
          </table:table-cell>
          <table:table-cell table:formula="of:=2*[.I7]*[.I8]/([.I7]+[.I8])" office:value-type="float" office:value="0.193548387096774" calcext:value-type="float">
            <text:p>0,1935483871</text:p>
          </table:table-cell>
          <table:table-cell table:formula="of:=2*[.J7]*[.J8]/([.J7]+[.J8])" office:value-type="float" office:value="0.705882352941176" calcext:value-type="float">
            <text:p>0,7058823529</text:p>
          </table:table-cell>
          <table:table-cell table:formula="of:=2*[.K7]*[.K8]/([.K7]+[.K8])" office:value-type="float" office:value="0.25" calcext:value-type="float">
            <text:p>0,25</text:p>
          </table:table-cell>
          <table:table-cell table:formula="of:=2*[.L7]*[.L8]/([.L7]+[.L8])" office:value-type="float" office:value="0.352941176470588" calcext:value-type="float">
            <text:p>0,3529411765</text:p>
          </table:table-cell>
          <table:table-cell/>
          <table:table-cell table:formula="of:=AVERAGE([.C9:.L9])" office:value-type="float" office:value="0.416182959736883" calcext:value-type="float">
            <text:p>0,416182959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Keyword Term und Annotationsfilter</text:p>
          </table:table-cell>
          <table:table-cell office:value-type="string" calcext:value-type="string">
            <text:p>Precision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4/6" office:value-type="float" office:value="0.666666666666667" calcext:value-type="float">
            <text:p>0,666666666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table:formula="of:=13/14" office:value-type="float" office:value="0.928571428571429" calcext:value-type="float">
            <text:p>0,9285714286</text:p>
          </table:table-cell>
          <table:table-cell table:formula="of:=106/196" office:value-type="float" office:value="0.540816326530612" calcext:value-type="float">
            <text:p>0,5408163265</text:p>
          </table:table-cell>
          <table:table-cell table:formula="of:=16/28" office:value-type="float" office:value="0.571428571428571" calcext:value-type="float">
            <text:p>0,5714285714</text:p>
          </table:table-cell>
          <table:table-cell table:formula="of:=7/13" office:value-type="float" office:value="0.538461538461538" calcext:value-type="float">
            <text:p>0,53846153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0/56" office:value-type="float" office:value="0.892857142857143" calcext:value-type="float">
            <text:p>0,8928571429</text:p>
          </table:table-cell>
          <table:table-cell table:formula="of:=2/11" office:value-type="float" office:value="0.181818181818182" calcext:value-type="float">
            <text:p>0,1818181818</text:p>
          </table:table-cell>
          <table:table-cell table:formula="of:=12/14" office:value-type="float" office:value="0.857142857142857" calcext:value-type="float">
            <text:p>0,8571428571</text:p>
          </table:table-cell>
          <table:table-cell table:formula="of:=12/13" office:value-type="float" office:value="0.923076923076923" calcext:value-type="float">
            <text:p>0,92307692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-Measure</text:p>
          </table:table-cell>
          <table:table-cell table:formula="of:=2*[.C11]*[.C12]/([.C11]+[.C12])" office:value-type="float" office:value="0.962962962962963" calcext:value-type="float">
            <text:p>0,962962963</text:p>
          </table:table-cell>
          <table:table-cell table:formula="of:=2*[.D11]*[.D12]/([.D11]+[.D12])" office:value-type="float" office:value="0.701986754966887" calcext:value-type="float">
            <text:p>0,701986755</text:p>
          </table:table-cell>
          <table:table-cell table:formula="of:=2*[.E11]*[.E12]/([.E11]+[.E12])" office:value-type="float" office:value="0.727272727272727" calcext:value-type="float">
            <text:p>0,7272727273</text:p>
          </table:table-cell>
          <table:table-cell table:formula="of:=2*[.F11]*[.F12]/([.F11]+[.F12])" office:value-type="float" office:value="0.7" calcext:value-type="float">
            <text:p>0,7</text:p>
          </table:table-cell>
          <table:table-cell table:formula="of:=2*[.G11]*[.G12]/([.G11]+[.G12])" office:value-type="float" office:value="1" calcext:value-type="float">
            <text:p>1</text:p>
          </table:table-cell>
          <table:table-cell table:formula="of:=2*[.H11]*[.H12]/([.H11]+[.H12])" office:value-type="float" office:value="0.8" calcext:value-type="float">
            <text:p>0,8</text:p>
          </table:table-cell>
          <table:table-cell table:formula="of:=2*[.I11]*[.I12]/([.I11]+[.I12])" office:value-type="float" office:value="0.943396226415094" calcext:value-type="float">
            <text:p>0,9433962264</text:p>
          </table:table-cell>
          <table:table-cell table:formula="of:=2*[.J11]*[.J12]/([.J11]+[.J12])" office:value-type="float" office:value="0.307692307692308" calcext:value-type="float">
            <text:p>0,3076923077</text:p>
          </table:table-cell>
          <table:table-cell table:formula="of:=2*[.K11]*[.K12]/([.K11]+[.K12])" office:value-type="float" office:value="0.923076923076923" calcext:value-type="float">
            <text:p>0,9230769231</text:p>
          </table:table-cell>
          <table:table-cell table:formula="of:=2*[.L11]*[.L12]/([.L11]+[.L12])" office:value-type="float" office:value="0.96" calcext:value-type="float">
            <text:p>0,96</text:p>
          </table:table-cell>
          <table:table-cell/>
          <table:table-cell table:formula="of:=AVERAGE([.C13:.L13])" office:value-type="float" office:value="0.80263879023869" calcext:value-type="float">
            <text:p>0,80263879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05:06:56.660010504</meta:creation-date>
    <dc:date>2017-06-08T05:18:01.758768867</dc:date>
    <meta:editing-duration>PT11M5S</meta:editing-duration>
    <meta:editing-cycles>1</meta:editing-cycles>
    <meta:document-statistic meta:table-count="1" meta:cell-count="114" meta:object-count="0"/>
    <meta:generator>LibreOffice/5.1.6.2$Linux_X86_64 LibreOffice_project/10m0$Build-2</meta:generator>
  </office:meta>
</office:document-meta>
</file>